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office:font-face-decls>
  <office:automatic-styles>
    <style:style style:name="P1" style:family="paragraph" style:parent-style-name="Standard">
      <style:text-properties officeooo:paragraph-rsid="00021c3e"/>
    </style:style>
    <style:style style:name="P2" style:family="paragraph" style:parent-style-name="Standard">
      <style:text-properties officeooo:rsid="000280eb" officeooo:paragraph-rsid="000280eb"/>
    </style:style>
    <style:style style:name="P3" style:family="paragraph" style:parent-style-name="Standard">
      <style:text-properties officeooo:rsid="00046d4b" officeooo:paragraph-rsid="00046d4b"/>
    </style:style>
    <style:style style:name="P4" style:family="paragraph" style:parent-style-name="Standard">
      <style:text-properties officeooo:paragraph-rsid="00061e14"/>
    </style:style>
    <style:style style:name="P5" style:family="paragraph" style:parent-style-name="Standard">
      <style:text-properties officeooo:rsid="00093cb8" officeooo:paragraph-rsid="00093cb8"/>
    </style:style>
    <style:style style:name="P6" style:family="paragraph" style:parent-style-name="Standard">
      <style:text-properties officeooo:rsid="000affae" officeooo:paragraph-rsid="000affae"/>
    </style:style>
    <style:style style:name="P7" style:family="paragraph" style:parent-style-name="Standard">
      <style:text-properties officeooo:rsid="000b3294" officeooo:paragraph-rsid="000b3294"/>
    </style:style>
    <style:style style:name="P8" style:family="paragraph" style:parent-style-name="Standard">
      <style:text-properties officeooo:rsid="000bafef" officeooo:paragraph-rsid="000bafef"/>
    </style:style>
    <style:style style:name="P9" style:family="paragraph" style:parent-style-name="Standard">
      <style:text-properties officeooo:paragraph-rsid="000bafef"/>
    </style:style>
    <style:style style:name="P10" style:family="paragraph" style:parent-style-name="Standard" style:list-style-name="L1">
      <style:text-properties officeooo:rsid="000bafef" officeooo:paragraph-rsid="000bafef"/>
    </style:style>
    <style:style style:name="P11" style:family="paragraph" style:parent-style-name="Standard" style:list-style-name="L1">
      <style:text-properties officeooo:rsid="000c5dc0" officeooo:paragraph-rsid="000c5dc0"/>
    </style:style>
    <style:style style:name="P12" style:family="paragraph" style:parent-style-name="Standard">
      <style:text-properties officeooo:rsid="000c5dc0" officeooo:paragraph-rsid="000c5dc0"/>
    </style:style>
    <style:style style:name="P13" style:family="paragraph" style:parent-style-name="Standard">
      <style:text-properties officeooo:rsid="000c5dc0" officeooo:paragraph-rsid="00148fed"/>
    </style:style>
    <style:style style:name="P14" style:family="paragraph" style:parent-style-name="Standard">
      <style:text-properties officeooo:rsid="00135cfd" officeooo:paragraph-rsid="00148fed"/>
    </style:style>
    <style:style style:name="P15" style:family="paragraph" style:parent-style-name="Standard">
      <style:text-properties officeooo:rsid="00148fed" officeooo:paragraph-rsid="00148fed"/>
    </style:style>
    <style:style style:name="P16" style:family="paragraph" style:parent-style-name="Standard">
      <style:text-properties officeooo:rsid="000affae" officeooo:paragraph-rsid="00148fed"/>
    </style:style>
    <style:style style:name="P17" style:family="paragraph" style:parent-style-name="Standard">
      <style:text-properties officeooo:rsid="000affae" officeooo:paragraph-rsid="001536f8"/>
    </style:style>
    <style:style style:name="P18" style:family="paragraph" style:parent-style-name="Standard">
      <style:text-properties officeooo:rsid="000affae" officeooo:paragraph-rsid="0015512c"/>
    </style:style>
    <style:style style:name="P19" style:family="paragraph" style:parent-style-name="Standard">
      <style:text-properties officeooo:rsid="000affae" officeooo:paragraph-rsid="00170272"/>
    </style:style>
    <style:style style:name="P20" style:family="paragraph" style:parent-style-name="Standard">
      <style:text-properties officeooo:rsid="000b3294" officeooo:paragraph-rsid="00148fed"/>
    </style:style>
    <style:style style:name="P21" style:family="paragraph" style:parent-style-name="Standard">
      <style:text-properties officeooo:rsid="001536f8" officeooo:paragraph-rsid="001536f8"/>
    </style:style>
    <style:style style:name="P22" style:family="paragraph" style:parent-style-name="Standard">
      <style:text-properties officeooo:paragraph-rsid="001536f8"/>
    </style:style>
    <style:style style:name="T1" style:family="text">
      <style:text-properties officeooo:rsid="00061e14"/>
    </style:style>
    <style:style style:name="T2" style:family="text">
      <style:text-properties officeooo:rsid="0007e3a5"/>
    </style:style>
    <style:style style:name="T3" style:family="text">
      <style:text-properties officeooo:rsid="000c5dc0"/>
    </style:style>
    <style:style style:name="T4" style:family="text">
      <style:text-properties style:text-position="super 58%" officeooo:rsid="000c5dc0"/>
    </style:style>
    <style:style style:name="T5" style:family="text">
      <style:text-properties officeooo:rsid="000fd823"/>
    </style:style>
    <style:style style:name="T6" style:family="text">
      <style:text-properties officeooo:rsid="00148fed"/>
    </style:style>
    <style:style style:name="T7" style:family="text">
      <style:text-properties officeooo:rsid="001536f8"/>
    </style:style>
    <style:style style:name="T8" style:family="text">
      <style:text-properties officeooo:rsid="000affae"/>
    </style:style>
    <style:style style:name="T9" style:family="text">
      <style:text-properties officeooo:rsid="0015512c"/>
    </style:style>
    <style:style style:name="T10" style:family="text">
      <style:text-properties officeooo:rsid="00170272"/>
    </style:style>
    <style:style style:name="T11" style:family="text">
      <style:text-properties officeooo:rsid="000b3294"/>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5">Modified Nodal Analysis </text:span>Theory {#sec-Theory}</text:p>
      <text:p text:style-name="P14">In 1975, Chung-Wen Ho, A. Ruehli and P. Brennan, published a paper titled, [The Modified Nodal Approach to Network Analysis](https://ieeexplore.ieee.org/document/1084079), in the IEEE Transactions on Circuits and Systems. This was the original scholarly paper on on the subject. The analysis method they presented allows for the ability to process voltage sources and current-dependent circuit elements in a simple and efficient manner. <text:span text:style-name="T6">The paper describes the formulation of the matrices, the use of stamps and a pivot ordering strategy. The authors compare their algorithm to the tableau method, a circuit analysis technique, which was an analysis technique being described in </text:span>scholarly<text:span text:style-name="T6"> papers at the time.</text:span></text:p>
      <text:p text:style-name="P13"/>
      <text:p text:style-name="P22"><text:span text:style-name="T8">The modified nodal analysis provides an algorithmic method for generating systems of independent equations for linear circuit analysis. </text:span><text:span text:style-name="T7">A Wikipedia description of the analysis technique is available [here](</text:span><text:a xlink:type="simple" xlink:href="https://en.wikipedia.org/wiki/Network_analysis_(electrical_circuits)" text:style-name="Internet_20_link" text:visited-style-name="Visited_20_Internet_20_Link"><text:span text:style-name="T7">https://en.wikipedia.org/wiki/Network_analysis_(electrical_circuits)</text:span></text:a><text:span text:style-name="T7">). </text:span>In electrical engineering and electronics, a <text:span text:style-name="T7">circuit</text:span> is a collection of interconnected components. <text:span text:style-name="T7">Circuit</text:span> analysis is the process of finding the voltages across, and the currents through, all network components. <text:span text:style-name="T9">Typically a set of equations is developed that describes the circuit interconnections and are usually based on node voltages as unknowns or loop currents as unknowns. The equations that describe the circuit are called network equations.</text:span></text:p>
      <text:p text:style-name="P17"/>
      <text:p text:style-name="P21">##<text:span text:style-name="T8">Network equations</text:span></text:p>
      <text:p text:style-name="P21"><text:span text:style-name="T8">The network equations are a set of independent equations expressed in this code in matrix form. <text:s/>There is an equation for each node based on </text:span>[<text:span text:style-name="T8">Kirchhoff's current law</text:span>]<text:span text:style-name="T8">(</text:span><text:a xlink:type="simple" xlink:href="https://en.wikipedia.org/wiki/Kirchhoff%27s_circuit_laws" text:style-name="Internet_20_link" text:visited-style-name="Visited_20_Internet_20_Link"><text:span text:style-name="T8">https://en.wikipedia.org/wiki/Kirchhoff%27s_circuit_laws</text:span></text:a><text:span text:style-name="T8">) and an equation for each current unknown. <text:s/>The current unknowns are the currents from the voltages sources, op amps, voltage controlled voltage sources, current controlled voltage sources, current controlled current sources and inductors.</text:span></text:p>
      <text:p text:style-name="P16"/>
      <text:p text:style-name="P16">Equation 1 is the form of the network equations in matrix form. <text:s/></text:p>
      <text:p text:style-name="P16">```math</text:p>
      <text:p text:style-name="P16">A\cdot X = Z</text:p>
      <text:p text:style-name="P16">```</text:p>
      <text:p text:style-name="P16">The A matrix describes the connectivity of the resistors, capacitors and G type (VCCS) circuit elements. <text:s/>The column vector X are the unknown node voltages and unknown currents terms from the voltage sources and inductors. <text:s/>The column vector Z is made of the known voltages and currents. <text:s/>The A is formed by four sub matrices, G, B, C and D, which are described below.</text:p>
      <text:p text:style-name="P16">```math</text:p>
      <text:p text:style-name="P16">A = \begin{bmatrix}G B\\C D\end{bmatrix}</text:p>
      <text:p text:style-name="P16">```</text:p>
      <text:p text:style-name="P16">The matrix G is formed from the coefficients representing the KCL equations for each node.</text:p>
      <text:p text:style-name="P16">The positive diagonal of $G_{k,k}$ are the conductance terms of the resistor and capacitor elements connected to node k. <text:s/>The off diagonal terms of $G_{k,j}$ are the resistors and capacitor conductances connecting node k to node j. <text:s/>G type elements (VCCS) have input to the G matrix at the connection and controlling node positions.</text:p>
      <text:p text:style-name="P16"/>
      <text:p text:style-name="P16">The B matrix describes the connectivity of the unknown branch currents. <text:s/>Independent voltage sources, opamps, H, F and E type elements as well as inductors have inputs to the B matrix.</text:p>
      <text:p text:style-name="P16"/>
      <text:p text:style-name="P16">The C matrix describes the connectivity of the unknown branch currents and is mainly the transpose of B matrix, with the exception of the F type elements (CCCS) and includes the E type value. </text:p>
      <text:p text:style-name="P16"/>
      <text:p text:style-name="P16">The D matrix describes also connectivity of the unknown currents. <text:s/>The D matrix is composed of zeros unless there are controlled sources and inductors in the network.</text:p>
      <text:p text:style-name="P16"/>
      <text:p text:style-name="P16">The X vector is comprised of the V and J vectors as shown below. <text:s text:c="2"/></text:p>
      <text:p text:style-name="P16">```math</text:p>
      <text:p text:style-name="P16">X = \begin{bmatrix}V\\J\end{bmatrix}</text:p>
      <text:p text:style-name="P16">```</text:p>
      <text:p text:style-name="P16">The V vector contains the node voltages which are the voltage unknowns to be solved for. <text:s/>The J vector contains the unknown currents from each voltage source.</text:p>
      <text:p text:style-name="P16"/>
      <text:p text:style-name="P16">The Z vector is comprised of the I and Ev vectors as shown below. <text:s/></text:p>
      <text:p text:style-name="P16">```math</text:p>
      <text:p text:style-name="P16">Z = \begin{bmatrix}I\\Ev\end{bmatrix}</text:p>
      <text:p text:style-name="P16">```</text:p>
      <text:p text:style-name="P16">The I vector contains the known currents and the Ev vector contains the known voltages. <text:s/>Ev is used because sympy uses e and E sometimes for the constant 2.71, sometimes called Euler's number [[9]](#ref9). The use of E or e as a symbol was causing some errors when the code was run. <text:s/></text:p>
      <text:p text:style-name="P16"/>
      <text:p text:style-name="P16">Putting all the parts together:</text:p>
      <text:p text:style-name="P16">```math</text:p>
      <text:p text:style-name="P16">\begin{bmatrix}G B\\C D\end{bmatrix} \cdot \begin{bmatrix}V\\J\end{bmatrix} = \begin{bmatrix}I\\Ev\end{bmatrix}</text:p>
      <text:p text:style-name="P16">```</text:p>
      <text:p text:style-name="P17"><text:span text:style-name="T7">### </text:span>Stamps</text:p>
      <text:p text:style-name="P18">Stamps are templates for modifying the B, C and D matrices and facilitate the construction of the matrices. The stamps used in this implementation of the MNA <text:span text:style-name="T9">allow the circuit connections of the components to be used to directly populate the various matrices.</text:span> <text:s/></text:p>
      <text:p text:style-name="P16"/>
      <text:p text:style-name="P18"><text:span text:style-name="T9">##</text:span>Code description</text:p>
      <text:p text:style-name="P18">The code is divided in the following sections. <text:s/></text:p>
      <text:p text:style-name="P16"/>
      <text:p text:style-name="P16">Preprocessor: The preprocessor reads in the netlist text file and removes comments, extra spaces and blank lines. <text:s/>The first letter of the element type is capitalized to make subsequent parsing of the file easier. <text:s/>The number of lines are counted and the number of entries on each line are checked to make sure the count is consistent with the element type.</text:p>
      <text:p text:style-name="P16"/>
      <text:p text:style-name="P16">Parser: The parser code loads the preprocessed netlist into a data frame. <text:s/>A report is generated which consists of a count of the element types in the netlist. </text:p>
      <text:p text:style-name="P16"/>
      <text:p text:style-name="P16">Matrix formulation: Each of the matrices and vectors are generated. <text:s/></text:p>
      <text:p text:style-name="P16"/>
      <text:p text:style-name="P16">Circuit equation generation: The circuit equations are generated in a for loop. Sympy automatically does some simplification according to its default settings. Two for loops perform the matrix multiplication on the equation. <text:s/></text:p>
      <text:p text:style-name="P16">$A\cdot X = Z$</text:p>
      <text:p text:style-name="P16"/>
      <text:p text:style-name="P20"><text:span text:style-name="T10">## </text:span>Netlist file format</text:p>
      <text:p text:style-name="P19">The input file <text:span text:style-name="T10">which describs the circuit </text:span>is a text file called the net list. <text:span text:style-name="T10">A </text:span><text:span text:style-name="T11">netlist consists of a statements defining each circuit element and its connection to circuit nodes. <text:s/>A node is a any point on a circuit where two or more circuit elements meet. <text:s/>The nodes are numbered from 1 to N in any order and node 0 is the ground node or circuit common. <text:s/>A ground node is required. <text:s/>Choose a ground or reference node, which usually is taken to be at a potential of zero volt</text:span><text:span text:style-name="T10">s</text:span><text:span text:style-name="T11">. All other node voltages constitute n unknowns. <text:s/>The nodes should be numbered in consecutive order. <text:s/>Each line in the netlist are either comments, spice directives or circuit elements. <text:s/></text:span></text:p>
      <text:p text:style-name="P19"/>
      <text:p text:style-name="P20">Spice directives are commands to spice and the first character on the line is a period. <text:s/>Comment lines start with a * or ;. <text:s/>The default file extension is ‘.net’. <text:s/>The python code does some preprocessing of the netlist to check the basic formatting of the netlist is correct. <text:s/></text:p>
      <text:p text:style-name="P20"/>
      <text:p text:style-name="P20">The preprocessor performs the following steps:</text:p>
      <text:p text:style-name="P20"/>
      <text:p text:style-name="P20">- remove blank lines and comments <text:s/></text:p>
      <text:p text:style-name="P20">- convert first letter of element name to uppercase <text:s/></text:p>
      <text:p text:style-name="P20">- removes extra spaces between entries <text:s/></text:p>
      <text:p text:style-name="P20">- counts number of entries on each line to make sure the count is correct and counts each element type <text:s/></text:p>
      <text:p text:style-name="P20"/>
      <text:p text:style-name="P20">The element types that are supported are resistors, capacitors, inductors, independent sources and controlled sources. Each line in the netlist file contains a circuit element.</text:p>
      <text:p text:style-name="P20"/>
      <text:p text:style-name="P20">The format for the element description is <text:s text:c="2"/></text:p>
      <text:p text:style-name="P20">letterXXX n1 n2 value <text:s/></text:p>
      <text:p text:style-name="P20">Where <text:s text:c="2"/></text:p>
      <text:p text:style-name="P20">letter signifies the element type, i.e. R, L, C, V, I, O, E, F, G, H or K <text:s text:c="2"/></text:p>
      <text:p text:style-name="P20">XXX is a string of letters or numbers that uniquely identify the element. <text:s/></text:p>
      <text:p text:style-name="P20"/>
      <text:p text:style-name="P20">The element types are described in the following sections. <text:s text:c="2"/></text:p>
      <text:p text:style-name="P20"/>
      <text:p text:style-name="P20"><text:span text:style-name="T10">### </text:span>Resistors, capacitors and inductors</text:p>
      <text:p text:style-name="P20">The resistors, capacitors and inductors are described by the following line: <text:s text:c="2"/></text:p>
      <text:p text:style-name="P20">R/L/CXXXXXXX N1 N2 value <text:s text:c="2"/></text:p>
      <text:p text:style-name="P20">Where: <text:s text:c="3"/></text:p>
      <text:p text:style-name="P20">XXX = the name of the component, can be any length <text:s text:c="3"/></text:p>
      <text:p text:style-name="P20">N1 = the first terminal <text:s text:c="3"/></text:p>
      <text:p text:style-name="P20">N2 = the second terminal <text:s text:c="3"/></text:p>
      <text:p text:style-name="P20">Value = component value in ohms, <text:span text:style-name="T10">F</text:span>arads or <text:span text:style-name="T10">H</text:span>enrys. <text:s text:c="3"/></text:p>
      <text:p text:style-name="P20">For example, a resistor named R1 connected between nodes 1 and 2 with a value of 3000 ohms. <text:s text:c="3"/></text:p>
      <text:p text:style-name="P20">R1 2 4 3000 <text:s text:c="3"/></text:p>
      <text:p text:style-name="P20">Spice supports other parameters, but these are not allowed in this python implementation. <text:s text:c="2"/></text:p>
      <text:p text:style-name="P20"/>
      <text:p text:style-name="P20"><text:span text:style-name="T10">### </text:span>Coupled inductors</text:p>
      <text:p text:style-name="P20">Two coupled inductors are described by the following line. <text:s text:c="3"/></text:p>
      <text:p text:style-name="P20">KXX LYY LZZ VALUE <text:s text:c="3"/></text:p>
      <text:p text:style-name="P20">The parameters are: <text:s text:c="3"/></text:p>
      <text:p text:style-name="P20">LYY = the name of the first coupled inductor <text:s text:c="3"/></text:p>
      <text:p text:style-name="P20">LZZ = the name of the second coupled inductor <text:s text:c="3"/></text:p>
      <text:p text:style-name="P20">VALUE = the coefficient of coupling, K, where 0 &lt; K <text:s text:c="3"/></text:p>
      <text:p text:style-name="P20">The orientation of the inductors is determined by the first node, which is considered to be the dotted node. <text:s/>When LTspice generates a net list the phasing dot gets assocated with the negative node. <text:s/>This does not seem to affect the equations generated by the python code. <text:s/>LTspice uses the coupling coefficient, k. <text:s/>The symbolic equations use the mutual inductance, M. <text:s text:c="3"/></text:p>
      <text:p text:style-name="P20">```math</text:p>
      <text:p text:style-name="P20">M = k\sqrt{L_1L_2}</text:p>
      <text:p text:style-name="P20">```</text:p>
      <text:p text:style-name="P20"><text:span text:style-name="T10">### </text:span>Independent sources</text:p>
      <text:p text:style-name="P20">A voltage source is described by the following line. <text:s text:c="3"/></text:p>
      <text:p text:style-name="P20">VXX N+ N- VALUE <text:s text:c="3"/></text:p>
      <text:p text:style-name="P20">The parameters are: <text:s text:c="3"/></text:p>
      <text:p text:style-name="P20">N+ = the name of the positive terminal <text:s text:c="3"/></text:p>
      <text:p text:style-name="P20">N- = the name of the negative terminal <text:s text:c="3"/></text:p>
      <text:p text:style-name="P20">VALUE = the value of the DC voltage <text:s text:c="3"/></text:p>
      <text:p text:style-name="P20"/>
      <text:p text:style-name="P20">A current source is described by the following line. <text:s text:c="2"/></text:p>
      <text:p text:style-name="P20">IXX N+ N- VALUE <text:s text:c="2"/></text:p>
      <text:p text:style-name="P20">The parameters are: <text:s text:c="3"/></text:p>
      <text:p text:style-name="P20">N+= the name of the positive terminal, current leaves this terminal (pointy end of the arrow) <text:s text:c="3"/></text:p>
      <text:p text:style-name="P20">N- = the name of the negative terminal <text:s/></text:p>
      <text:p text:style-name="P20">VALUE = the value of the DC current <text:s/></text:p>
      <text:p text:style-name="P20"/>
      <text:p text:style-name="P20"><text:span text:style-name="T10">### </text:span>Controlled sources</text:p>
      <text:p text:style-name="P20">The voltage-controlled dependent sources are defined using statements of the form <text:s text:c="3"/></text:p>
      <text:p text:style-name="P20">G/EXX nout+ nout- nc+ nc- gain <text:s text:c="3"/></text:p>
      <text:p text:style-name="P20">where E is a voltage-controlled voltage source, G is a voltage-controlled current source, the <text:s/></text:p>
      <text:p text:style-name="P20">output voltage is connected between nodes nout+ and nout-, and the control voltage is <text:s/></text:p>
      <text:p text:style-name="P20">measured at node nc+ with respect to node nc-. <text:s text:c="3"/></text:p>
      <text:p text:style-name="P20">Examples: <text:s text:c="3"/></text:p>
      <text:p text:style-name="P20">E1 5 1 4 3 10 defines a voltage source that makes node 5 a voltage 10*(v4 − v3) <text:s/></text:p>
      <text:p text:style-name="P20">above the voltage at node 1. <text:s/></text:p>
      <text:p text:style-name="P20">G1 2 1 5 8 50 defines a current source connected between node 2 (the + node) <text:s/></text:p>
      <text:p text:style-name="P20">and node 1 and supplying a current 50 *(v5 − v8). <text:s/></text:p>
      <text:p text:style-name="P20"/>
      <text:p text:style-name="P20">The current-controlled dependent sources are defined by statements of the form <text:s text:c="3"/></text:p>
      <text:p text:style-name="P20">F/HXX nout+ nout- vcontrol gain <text:s text:c="4"/></text:p>
      <text:p text:style-name="P20">where F is a current-controlled current source, H is a current-controlled voltage source, and the output current source is connected between nodes nout+ and nout-, with positive current flowing through the source from node nout+ to nout-. The control current flows from the positive node of the source vcontrol through the source and out the negative node. <text:s text:c="3"/></text:p>
      <text:p text:style-name="P20">Examples: <text:s text:c="3"/></text:p>
      <text:p text:style-name="P20">Fds 11 9 Vsens 1.25 defines a current source connected from node 11 to node 9 that generates a current 1.25 times the current flowing through the source Vsens. <text:s/></text:p>
      <text:p text:style-name="P20">H1 30 20 V5 100 defines a voltage source connected from node 30 to node 20 and supplying a voltage 100 times the current through the source V5. <text:s/>It is frequently necessary to add a voltage source with value 0 V to the circuit to sense the control current for these sources. <text:s/></text:p>
      <text:p text:style-name="P20"/>
      <text:p text:style-name="P20">The direction of positive controlling current flow is from the positive node, through the source, to the negative node of VNAM. VALUE is the current gain. <text:s text:c="2"/></text:p>
      <text:p text:style-name="P20"/>
      <text:p text:style-name="P20"><text:span text:style-name="T10">### </text:span>Op Amps</text:p>
      <text:p text:style-name="P20">An opamp component is described by the following line. <text:s text:c="3"/></text:p>
      <text:p text:style-name="P20">OXX N+ N- Vout <text:s/></text:p>
      <text:p text:style-name="P20">The output of the opamp is a voltage source. Two input terminals are at the same potential. <text:s text:c="3"/></text:p>
      <text:p text:style-name="P20"/>
      <text:p text:style-name="P20">The op amp element is assumed to be an ideal op amp and use of this component is valid only when used in circuits with a DC path (a short or a resistor) from the output terminal to the negative input terminal of the op amp. No error checking is provided and if the condition is violated, the results will be likely erroneous. Need to work on implementing a better opamp model. <text:s text:c="3"/></text:p>
      <text:p text:style-name="P20"/>
      <text:p text:style-name="P20">Example procedure: <text:s text:c="3"/></text:p>
      <text:p text:style-name="P20">1. Draw the circuit to be analyzed in LTSpice or some other schematic capture program. Label the nodes. The Symbolic Modified Network Analysis code will provide warnings for netlist formatting errors and non consecutive node numbering, but will still generate nodal equations which may be erroneous. Users should verify the results. <text:s/></text:p>
      <text:p text:style-name="P20">2. Export the netlist of the circuit and convert component values to units of Ohms, Farads and Henrys. Use scientific notation, for example, replace component values such as 2k with 2e3 and 2u with 2e-6. <text:s/></text:p>
      <text:p text:style-name="P20">3. Change Op Amp reference designators, for example U1 to O1 (capitol letter O, not zero). <text:s text:c="2"/></text:p>
      <text:p text:style-name="P20">4. Voltage sources and current sources need to be set to zero in some cases. See test circuits and problem circuits for examples. <text:s/></text:p>
      <text:p text:style-name="P20">5. Modify the nodal analysis Jupyter notebook code to read the net list. Run all the cells in the notebook. <text:s/></text:p>
      <text:p text:style-name="P20">6. Copy the symbol list, the A, X and Z matrices, and the element values in dictionary format to a new notebook. See end of the nodal analysis Jupyter notebook where these items are displayed. <text:s/></text:p>
      <text:p text:style-name="P20">7. Follow the test and problem circuits for examples on how to do additional circuit analysis. <text:s/></text:p>
      <text:p text:style-name="P16"/>
      <text:p text:style-name="Standard"/>
      <text:p text:style-name="Standard"/>
      <text:p text:style-name="P15">}+++++++++++++++++++++++++++++++++</text:p>
      <text:p text:style-name="Standard"/>
      <text:p text:style-name="P8">How is circuit analysis taught?</text:p>
      <text:p text:style-name="P8"/>
      <text:list xml:id="list2003566421" text:style-name="L1">
        <text:list-item>
          <text:p text:style-name="P10">Resistive circuits</text:p>
          <text:list>
            <text:list-item>
              <text:p text:style-name="P10">Ohms law</text:p>
            </text:list-item>
            <text:list-item>
              <text:p text:style-name="P10">KCL</text:p>
            </text:list-item>
          </text:list>
        </text:list-item>
        <text:list-item>
          <text:p text:style-name="P10">Dependent sources</text:p>
        </text:list-item>
        <text:list-item>
          <text:p text:style-name="P10">Analysis methods</text:p>
          <text:list>
            <text:list-item>
              <text:p text:style-name="P10">nodal</text:p>
            </text:list-item>
            <text:list-item>
              <text:p text:style-name="P10">mesh</text:p>
            </text:list-item>
          </text:list>
        </text:list-item>
        <text:list-item>
          <text:p text:style-name="P10">circuits containing voltage/Op Amp/current sources</text:p>
        </text:list-item>
        <text:list-item>
          <text:p text:style-name="P10">network theorems</text:p>
          <text:list>
            <text:list-item>
              <text:p text:style-name="P10">linear circuits</text:p>
            </text:list-item>
            <text:list-item>
              <text:p text:style-name="P10">superposition</text:p>
            </text:list-item>
            <text:list-item>
              <text:p text:style-name="P10">trees links</text:p>
            </text:list-item>
            <text:list-item>
              <text:p text:style-name="P10">independent voltage/current equations</text:p>
            </text:list-item>
          </text:list>
        </text:list-item>
        <text:list-item>
          <text:p text:style-name="P10">Energy storage elements</text:p>
          <text:list>
            <text:list-item>
              <text:p text:style-name="P10">capacitors</text:p>
            </text:list-item>
            <text:list-item>
              <text:p text:style-name="P10">inductors</text:p>
            </text:list-item>
          </text:list>
        </text:list-item>
        <text:list-item>
          <text:p text:style-name="P10">Circuits, <text:span text:style-name="T3">2</text:span><text:span text:style-name="T4">nd</text:span><text:span text:style-name="T3"> order, AC, complex frequency, network functions, </text:span></text:p>
        </text:list-item>
        <text:list-item>
          <text:p text:style-name="P11">Transformers</text:p>
        </text:list-item>
        <text:list-item>
          <text:p text:style-name="P11">Fourier</text:p>
        </text:list-item>
        <text:list-item>
          <text:p text:style-name="P11">Laplace</text:p>
        </text:list-item>
        <text:list-item>
          <text:p text:style-name="P11">Historical</text:p>
          <text:list>
            <text:list-item>
              <text:p text:style-name="P11">Phasor circuits, Phasor notation</text:p>
            </text:list-item>
            <text:list-item>
              <text:p text:style-name="P11">Charles Proteus Steinmetz](https://en.wikipedia.org/wiki/Charles_Proteus_Steinmetz)</text:p>
            </text:list-item>
          </text:list>
        </text:list-item>
      </text:list>
      <text:p text:style-name="P12"/>
      <text:p text:style-name="P13"/>
      <text:p text:style-name="P8">AC steady state circuit theory</text:p>
      <text:p text:style-name="P8"/>
      <text:p text:style-name="P8">Steinmetz's work revolutionized AC circuit theory and analysis, which had been carried out using complicated, time-consuming calculus-based methods. In the groundbreaking paper, "Complex Quantities and Their Use in Electrical Engineering", presented at a July 1893 meeting published in the American Institute of Electrical Engineers (AIEE), Steinmetz simplified these complicated methods to "a simple problem of algebra". He systematized the use of complex number phasor representation in electrical engineering education texts, whereby the lower-case letter "j" is used to designate the 90-degree rotation operator in AC system analysis.[2][16] His seminal books and many other AIEE papers "taught a whole generation of engineers how to deal with AC phenomena".[2][17] </text:p>
      <text:p text:style-name="P9"/>
      <text:p text:style-name="P1">[The Modified Nodal Approach to Network Analysis](https://ieeexplore.ieee.org/document/1084079)</text:p>
      <text:p text:style-name="P1"/>
      <text:p text:style-name="P1">Chung-Wen Ho, A. Ruehli and P. Brennan, "The modified nodal approach to network analysis," in IEEE Transactions on Circuits and Systems, vol. 22, no. 6, pp. 504-509, June 1975, doi: 10.1109/TCS.1975.1084079.</text:p>
      <text:p text:style-name="P1"/>
      <text:p text:style-name="P1">Abstract: The nodal method has been widely used for formulating circuit equations in computer-aided network analysis and design programs. However, several limitations exist in this method including the inability to process voltage sources and current-dependent circuit elements in a simple and efficient manner. A modified nodal analysis (MNA) method is proposed here which retains the simplicity and other advantages of nodal analysis while removing its limitations. A simple and effective pivoting scheme is also given. Numerical examples are used to compare the MNA method with the tableau method. Favorable results are observed for the MNA method in terms of the dimension, number of nonzeros, and fill-ins for comparable circuit matrices.</text:p>
      <text:p text:style-name="Standard"/>
      <text:p text:style-name="P3">See the paper here</text:p>
      <text:p text:style-name="Standard">/home/jeff32/Documents/Solving Electrical Engineering Problems with Python Blog/IEEE paper The Modified Nodal Approach to Network Analysis.pdf</text:p>
      <text:p text:style-name="Standard"/>
      <text:p text:style-name="Standard"/>
      <text:p text:style-name="P2">What does this paper cover?</text:p>
      <text:p text:style-name="P3">Formulating the matrix</text:p>
      <text:p text:style-name="P3">stamps</text:p>
      <text:p text:style-name="P3">PIVOT ORDERING STRATEGY</text:p>
      <text:p text:style-name="P3">RESULTS AND COMPARISON</text:p>
      <text:p text:style-name="P3">Three major areas of importance contributing to the</text:p>
      <text:p text:style-name="P3">overall efficiency of a circuit analysis and design program</text:p>
      <text:p text:style-name="P3">are the set-up time, storage requirements, and execution</text:p>
      <text:p text:style-name="P3">speed</text:p>
      <text:p text:style-name="P3"/>
      <text:p text:style-name="P3">For the comparison,</text:p>
      <text:p text:style-name="P3">the MNA approach discussedin the previous section has</text:p>
      <text:p text:style-name="P3">been implemented in an experimental computer program.</text:p>
      <text:p text:style-name="P3">The two approaches are applied to four switching type</text:p>
      <text:p text:style-name="P3">circuits and the results are summarizedin Table II. Circuit 1</text:p>
      <text:p text:style-name="P3">is the J-K flip-flop [ 131 corresponding to Figs. 4 and 5.</text:p>
      <text:p text:style-name="P3">Circuit 2 is a differential switching circuit shown in Fig. 6</text:p>
      <text:p text:style-name="P3">while circuit 3 representsthree cascadedsectionsand circuit</text:p>
      <text:p text:style-name="P3"/>
      <text:p text:style-name="P3">comparison of NMA to TA</text:p>
      <text:p text:style-name="Standard">A comparison has been made between a new version of</text:p>
      <text:p text:style-name="Standard">the tableau formulation (TA)</text:p>
      <text:p text:style-name="Standard"/>
      <text:p text:style-name="Standard">W. T. Weeks, A. Jimenez, C. W. Mahoney, H. Qassenuadeh, and T. R. Scott, “Network analysis using a sparse tableau with tree selection to increase sparseness,” IEEE Proc. Inst. Symp. Circuit Theory, Toronto, Ont., Canada, pp. 165-168, Apr. 1973.</text:p>
      <text:p text:style-name="Standard"/>
      <text:p text:style-name="P4"><text:span text:style-name="T1">[</text:span>The Sparse Tableau Approach to Network Analysis and Design</text:p>
      <text:p text:style-name="P4"><text:span text:style-name="T1">](</text:span>https://ieeexplore.ieee.org/document/1083223</text:p>
      <text:p text:style-name="Standard"/>
      <text:p text:style-name="Standard">https://web.engr.oregonstate.edu/~karti/ece521/sta.pdf</text:p>
      <text:p text:style-name="Standard"/>
      <text:p text:style-name="Standard"/>
      <text:p text:style-name="Standard">Computer methods of network analysis<text:span text:style-name="T2">](https://www.semanticscholar.org/paper/Computer-methods-of-network-analysis-Branin/9ca2e2a6e8bb8bd1f72768081fdd0d6f6109ed40)</text:span></text:p>
      <text:p text:style-name="Standard"/>
      <text:p text:style-name="Standard">- what is circuit analysis?</text:p>
      <text:p text:style-name="Standard">- history of circuit analysis</text:p>
      <text:p text:style-name="Standard">- types of circuit analysis</text:p>
      <text:p text:style-name="Standard"/>
      <text:p text:style-name="Standard"/>
      <text:p text:style-name="Standard"/>
      <text:p text:style-name="Standard">- MNA</text:p>
      <text:p text:style-name="Standard"/>
      <text:p text:style-name="P5">Copy the write up from github</text:p>
      <text:p text:style-name="P5"/>
      <text:p text:style-name="P6">}--------------</text:p>
      <text:p text:style-name="P6"># Symbolic modified nodal analysis</text:p>
      <text:p text:style-name="P6">Last update: 29 Nov 2023 <text:s/></text:p>
      <text:p text:style-name="P6">Current version of the Symbolic modified nodal analysis Jupyter notebook is in the main folder [here](https://github.com/Tiburonboy/Symbolic-modified-nodal-analysis/blob/master/node%20analysis.ipynb) and should have a last update date of 14 Nov 2023. See test circuits folder for versions of OS, Numpy etc. being used. See [backup folder](https://github.com/Tiburonboy/Symbolic-modified-nodal-analysis/tree/master/backup) for past versions. <text:s/></text:p>
      <text:p text:style-name="P6"/>
      <text:p text:style-name="P6">**Maintenance:** This project is not actively maintained, but I do use the code from time to time. The biggest issue has been deprecated SymPy functions. Since I’m in the mode not upgrading or updating Anaconda, I don’t encounter too many issues with deprecation of features. Usually at the end of the long term support period for whatever version of Linux that I have installed, is when I update Anaconda along with the Python libraries. This is when these type of issues pop up. See the backup folder for the version history.</text:p>
      <text:p text:style-name="P6"/>
      <text:p text:style-name="P6">**Abstract:** The python code in this jupyter notebook will read in a spice like circuit netlist file and formulate a set of network equations in symbolic form using sympy. These equations can then be copied to a different notebook where the node voltages can be numerically solved using sympy or numpy. <text:s/>Linear resistors, capacitors, inductors, independent sources and controlled sources are supported.</text:p>
      <text:p text:style-name="P6"/>
      <text:p text:style-name="P6">**Introduction:** This nodal analysis code started as a translation from some C code to generate a nodal admittance matrix that I had written in 1988. <text:s/>I wrote this code for two reasons. <text:s/>Free versions of Spice for the PC didn't exist at the time and I wanted to use some of the code from the Numerical Recipes in C [[1]](#ref1) Book. <text:s/>The original C code worked well and calculated numeric solutions. <text:s/>I then started writing some C code to generate the matrices with symbolic values and then intended to use LISP to symbolically solve the equations. <text:s/>I didn’t get too far with this effort. <text:s/>The LISP code would generate huge symbolic strings with no simplification. <text:s/>The output was a big pile of trash that was not in the least bit useful or decipherable.</text:p>
      <text:p text:style-name="P6"/>
      <text:p text:style-name="P6">In 2014, I started to use python for my little coding projects and engineering calculations. <text:s/>There are some nice python libraries for numeric and symbolic calculations (such as numpy and sympy), so I decided to try writing a python script to generate the node equations based on the old C code I had written many years before. <text:s/>Part way into this project I discovered that there is a new nodal analysis technique being taught today in engineering school called the modified nodal analysis [[2]](#ref2)[[3]](#ref3). <text:s/>My motivation for reviving this coding project is my continued interest in circuit analysis and synthesis. <text:s/></text:p>
      <text:p text:style-name="P6"/>
      <text:p text:style-name="P6">**Description:** The modified nodal analysis provides an algorithmic method for generating systems of independent equations for linear circuit analysis. <text:s/>Some of my younger colleagues at work were taught this method, but I never heard of it until a short time ago. <text:s/>These days, I never really analyze a circuit by hand, unless it’s so simple that you can almost do it by inspection. <text:s/>Most problems that an electrical engineer encounters on the job are complex enough that they use computers to analyze the circuits. <text:s/>LTspice [[4]](#ref4) is the version of spice that I use, since it’s free and does a good job converging when analyzing switching circuits.</text:p>
      <text:p text:style-name="P6"/>
      <text:p text:style-name="P6">My code started initially by following Erik Cheever's Analysis of Resistive Circuits, reference [[5]](#ref5) MATLAB code, to generate modified nodal equations. I somewhat followed his MATLAB file for resistors, capacitors, opamps and independent sources. <text:s/>The naming of the matrices follows his convention. <text:s/>The preprocessor and parser code was converted from my old C code. <text:s/>The use of pandas for a data frame is new and sympy [[6]](#ref6) is used to do the math and the use of element stamps is from reference [[7]](#ref7).</text:p>
      <text:p text:style-name="P6"/>
      <text:p text:style-name="P6">Inductors are being addressed in the D matrix, which is different than the way Erik Cheever's code works. <text:s/>Erik's code puts inductors into the G matrix as 1/s/L. <text:s/>My code puts the inductor contribution into the D matrix. <text:s/>Coupled inductors also affect the D matrix, so it makes sense to allow the inductors to be in the D matrix rather than the G matrix.</text:p>
      <text:p text:style-name="P6"/>
      <text:p text:style-name="P6">**Network equations:** The network equations are a set of independent equations expressed in this code in matrix form. <text:s/>There is an equation for each node based on Kirchhoff's current law (KCL) [[8]](#ref8) and an equation for each current unknown. <text:s text:c="2"/>The current unknowns are the currents from the voltages sources, op amps, voltage controlled voltage sources, current controlled voltage sources, current controlled current sources and inductors.</text:p>
      <text:p text:style-name="P6"/>
      <text:p text:style-name="P6">Equation 1 is the form of the network equations in matrix form. <text:s/></text:p>
      <text:p text:style-name="P6">```math</text:p>
      <text:p text:style-name="P6">A\cdot X = Z</text:p>
      <text:p text:style-name="P6">```</text:p>
      <text:p text:style-name="P6">The A matrix describes the connectivity of the resistors, capacitors and G type (VCCS) circuit elements. <text:s/>The column vector X are the unknown node voltages and unknown currents terms from the voltage sources and inductors. <text:s/>The column vector Z is made of the known voltages and currents. <text:s/>The A is formed by four sub matrices, G, B, C and D, which are described below.</text:p>
      <text:p text:style-name="P6">```math</text:p>
      <text:p text:style-name="P6">A = \begin{bmatrix}G B\\C D\end{bmatrix}</text:p>
      <text:p text:style-name="P6">```</text:p>
      <text:p text:style-name="P6">The matrix G is formed from the coefficients representing the KCL equations for each node.</text:p>
      <text:p text:style-name="P6">The positive diagonal of $G_{k,k}$ are the conductance terms of the resistor and capacitor elements connected to node k. <text:s/>The off diagonal terms of $G_{k,j}$ are the resistors and capacitor conductances connecting node k to node j. <text:s/>G type elements (VCCS) have input to the G matrix at the connection and controlling node positions.</text:p>
      <text:p text:style-name="P6"/>
      <text:p text:style-name="P6">The B matrix describes the connectivity of the unknown branch currents. <text:s/>Independent voltage sources, opamps, H, F and E type elements as well as inductors have inputs to the B matrix.</text:p>
      <text:p text:style-name="P6"/>
      <text:p text:style-name="P6">The C matrix describes the connectivity of the unknown branch currents and is mainly the transpose of B matrix, with the exception of the F type elements (CCCS) and includes the E type value. </text:p>
      <text:p text:style-name="P6"/>
      <text:p text:style-name="P6">The D matrix describes also connectivity of the unknown currents. <text:s/>The D matrix is composed of zeros unless there are controlled sources and inductors in the network.</text:p>
      <text:p text:style-name="P6"/>
      <text:p text:style-name="P6">The X vector is comprised of the V and J vectors as shown below. <text:s text:c="2"/></text:p>
      <text:p text:style-name="P6">```math</text:p>
      <text:p text:style-name="P6">X = \begin{bmatrix}V\\J\end{bmatrix}</text:p>
      <text:p text:style-name="P6">```</text:p>
      <text:p text:style-name="P6">The V vector contains the node voltages which are the voltage unknowns to be solved for. <text:s/>The J vector contains the unknown currents from each voltage source.</text:p>
      <text:p text:style-name="P6"/>
      <text:p text:style-name="P6">The Z vector is comprised of the I and Ev vectors as shown below. <text:s/></text:p>
      <text:p text:style-name="P6">```math</text:p>
      <text:p text:style-name="P6">Z = \begin{bmatrix}I\\Ev\end{bmatrix}</text:p>
      <text:p text:style-name="P6">```</text:p>
      <text:p text:style-name="P6">The I vector contains the known currents and the Ev vector contains the known voltages. <text:s/>Ev is used because sympy uses e and E sometimes for the constant 2.71, sometimes called Euler's number [[9]](#ref9). The use of E or e as a symbol was causing some errors when the code was run. <text:s/></text:p>
      <text:p text:style-name="P6"/>
      <text:p text:style-name="P6">Putting all the parts together:</text:p>
      <text:p text:style-name="P6">```math</text:p>
      <text:p text:style-name="P6">\begin{bmatrix}G B\\C D\end{bmatrix} \cdot \begin{bmatrix}V\\J\end{bmatrix} = \begin{bmatrix}I\\Ev\end{bmatrix}</text:p>
      <text:p text:style-name="P6">```</text:p>
      <text:p text:style-name="P6">**Stamps:** Stamps are templates for modifying the B, C and D matrices and facilitate the construction of the matrices. The stamps used in this implementation of the MNA follow the stamps of reference [[7]](#ref7). <text:s/></text:p>
      <text:p text:style-name="P6"/>
      <text:p text:style-name="P6">**Code description:** <text:s/>The code is divided in the following sections. <text:s/></text:p>
      <text:p text:style-name="P6">Preprocessor: The preprocessor reads in the netlist text file and removes comments, extra spaces and blank lines. <text:s/>The first letter of the element type is capitalized to make subsequent parsing of the file easier. <text:s/>The number of lines are counted and the number of entries on each line are checked to make sure the count is consistent with the element type.</text:p>
      <text:p text:style-name="P6"/>
      <text:p text:style-name="P6">Parser: The parser code loads the preprocessed netlist into a data frame. <text:s/>A report is generated which consists of a count of the element types in the netlist. </text:p>
      <text:p text:style-name="P6"/>
      <text:p text:style-name="P6">Matrix formulation: Each of the matrices and vectors are generated. <text:s/></text:p>
      <text:p text:style-name="P6"/>
      <text:p text:style-name="P6">Circuit equation generation: The circuit equations are generated in a for loop. Sympy automatically does some simplification according to its default settings. Two for loops perform the matrix multiplication on the equation. <text:s/></text:p>
      <text:p text:style-name="P6">$A\cdot X = Z$</text:p>
      <text:p text:style-name="P6"/>
      <text:p text:style-name="P6">**Code validation:** <text:s/>Basic validation of the code consisted of analyzing simple networks and examining the results. A more comprehensive evaluation of the code was performed by solving test circuits and comparing the results to LTSpice. As of October 2023 all the element types have been tested. See the circuits used for validation [here](https://github.com/Tiburonboy/Symbolic-modified-nodal-analysis/tree/master/test%20circuits). The validation circuits range from simple to large and complex. The largest validation circuit consist of 32 nodes, 59 branches and multiple instances all of the element types. For this large test circuit, there are small numerical differences between the Python modified nodal analysis (MNA) code results and the LTSpice solution, which are describe in the test report. Additionally, various interesting problem circuits have been solved using the MNA code and comparing the results to LTSpice. These problem circuits can also be found in the github repository. </text:p>
      <text:p text:style-name="P6">Code verification often looks at requirements or specifications versus what was implemented. This project didn’t have a formal set of requirements, only a general goal of implementing symbolic MNA using the Python libraries. No formal software or code verification is included.</text:p>
      <text:p text:style-name="P6"/>
      <text:p text:style-name="P6">**Usage:** <text:s/>The input file is a text file called the net list. <text:s/>It can generated by using a text editor and following the format listed below or by drawing the schematic and exporting the net list. <text:s/>LTspice can be used to draw the schematic of the circuit to be analyzed. <text:s/>The bit mapped image of the schematic can be copied and included in a document. <text:s/>The net list can be exported into the python code. <text:s/>The python code will generate the circuit equations in symbolic form. <text:s/>The [User’s guide](https://github.com/Tiburonboy/Node-Analysis/blob/master/user_guide.md) can at on github.</text:p>
      <text:p text:style-name="P6"/>
      <text:p text:style-name="P6">**Change log:** <text:s/>The code development change log can be found on github [here](https://github.com/Tiburonboy/Node-Analysis/blob/master/Change%20Log.md).</text:p>
      <text:p text:style-name="P6"/>
      <text:p text:style-name="P6">The backup history can also be found on github.</text:p>
      <text:p text:style-name="P6">[Backups](https://github.com/Tiburonboy/Node-Analysis/tree/master/backup)</text:p>
      <text:p text:style-name="P6"/>
      <text:p text:style-name="P6">**Survey of other symbolic circuit analysis code:** <text:s/>The python code presented in this notebook is somewhat unique since python is open source, free and runs on a variety of platforms, the code presented in this ipython notebook is portable. <text:s/>As described below, this code is made available under a public domain licence and archived in a github repository. <text:s/></text:p>
      <text:p text:style-name="P6"/>
      <text:p text:style-name="P6">There are other symbolic circuit analysis codes available and some of these are described here. <text:s/>Some of these codes are based on commercial software such as MATLAB [[11]](#ref11), TINA <text:s/>[[12]](#ref12) and Maple [[13]](#ref13). <text:s/></text:p>
      <text:p text:style-name="P6"/>
      <text:p text:style-name="P6">[SLiCAP](https://www.analog-electronics.eu/slicap/slicap.html) is a symbolic linear analysis tool. <text:s/>SLiCAP runs in MATLAB. <text:s/></text:p>
      <text:p text:style-name="P6"/>
      <text:p text:style-name="P6">[TINA](https://www.tina.com) is an acronym of Toolkit for Interactive Network Analysis. <text:s/>The TINA design suite is a circuit simulator and PCB design software package for analyzing, designing, and real time testing of analog, digital, HDL, MCU, and mixed electronic circuits and their PCB layouts. TINA has some [symbolic analysis capability](https://www.tina.com/symbolic-analysis).</text:p>
      <text:p text:style-name="P6"/>
      <text:p text:style-name="P6">Maple is a mathematical package and there is an application [notes](https://www.maplesoft.com/applications/view.aspx?SID=1427) available describing it use in symbolic circuit analysis. The application note presents an method for evaluating, solving and designing a common, but not so simple pulse-mode high-gain transimpedance amplifier or TIA circuit. </text:p>
      <text:p text:style-name="P6"/>
      <text:p text:style-name="P6">[Symbolic Circuit Analysis](https://rodanski.net/ben/work/symbolic/index.htm) is a web page devoted to symbolic circuit analysis. <text:s/></text:p>
      <text:p text:style-name="P6"/>
      <text:p text:style-name="P6">[SAPWIN](http://www.ewh.ieee.org/soc/es/May2001/12/Begin.htm) is a windows program package for symbolic and numerical simulation of analog circuits.</text:p>
      <text:p text:style-name="P6"/>
      <text:p text:style-name="P6">[Lcapy](https://github.com/mph-/lcapy) is an experimental Python package for teaching linear circuit analysis. It uses SymPy for symbolic mathematics. </text:p>
      <text:p text:style-name="P6"/>
      <text:p text:style-name="P6">**License:** <text:s/>This work (includes python code, documentation, test circuits, etc.) is licensed under a Creative Commons Attribution-ShareAlike 4.0 International License. <text:s/></text:p>
      <text:p text:style-name="P6">Share — copy and redistribute the material in any medium or format <text:s/></text:p>
      <text:p text:style-name="P6">Adapt — remix, transform, and build upon the material for any purpose, even commercially. <text:s/></text:p>
      <text:p text:style-name="P6">https://creativecommons.org/licenses/by-sa/4.0/ <text:s/></text:p>
      <text:p text:style-name="P6"/>
      <text:p text:style-name="P6">&lt;img alt="Creative Commons License" style="border-width:0" src="https://i.creativecommons.org/l/by-sa/4.0/88x31.png" /&gt;</text:p>
      <text:p text:style-name="P6"/>
      <text:p text:style-name="P6">**References:** <text:s/></text:p>
      <text:p text:style-name="P6">&lt;a id='ref1'&gt;&lt;/a&gt;</text:p>
      <text:p text:style-name="P6">1. Numerical Recipes in C: The Art of Scientific Computing, William H. Press, Brian P. Flannery, Saul A. Teukolsky, William T. Vetterling, Cambridge University Press; 1988</text:p>
      <text:p text:style-name="P6">&lt;a id='ref2'&gt;&lt;/a&gt;</text:p>
      <text:p text:style-name="P6">1. The modified nodal approach to network analysis, Chung-Wen Ho, A. Ruehli, P. Brennan, IEEE Transactions on Circuits and Systems ( Volume: 22, Issue: 6, Jun 1975 )</text:p>
      <text:p text:style-name="P6">&lt;a id='ref3'&gt;&lt;/a&gt;</text:p>
      <text:p text:style-name="P6">1. [Modified nodal analysis](https://en.wikipedia.org/wiki/Modified_nodal_analysis), wikipedia.org, retrieved October 6, 2017</text:p>
      <text:p text:style-name="P6">&lt;a id='ref4'&gt;&lt;/a&gt;</text:p>
      <text:p text:style-name="P6">1. [LTspice](http://www.linear.com/solutions/ltspice), Linear Technology Corporation, retrieved October 6, 2017</text:p>
      <text:p text:style-name="P6">&lt;a id='ref5'&gt;&lt;/a&gt;</text:p>
      <text:p text:style-name="P6">1. [Analysis of <text:s/>Resistive Circuits](http://www.swarthmore.edu/NatSci/echeeve1/Ref/mna/MNA1.html), retrieved October 6, 2017</text:p>
      <text:p text:style-name="P6">&lt;a id='ref6'&gt;&lt;/a&gt;</text:p>
      <text:p text:style-name="P6">1. [Sympy](https://www.scipy.org/), Scipy.org, retrieved October 8, 2017</text:p>
      <text:p text:style-name="P6">&lt;a id='ref7'&gt;&lt;/a&gt;</text:p>
      <text:p text:style-name="P6">1. ECE 570 Session 3, Computer Aided Engineering for Integrated Circuits, http://www2.engr.arizona.edu/~ece570/session3.pdf</text:p>
      <text:p text:style-name="P6">&lt;a id='ref8'&gt;&lt;/a&gt;</text:p>
      <text:p text:style-name="P6">1. [Kirchhoff's circuit laws](https://en.wikipedia.org/wiki/Kirchhoff%27s_circuit_laws), Wikipedia.com, retrieved October 8, 2017</text:p>
      <text:p text:style-name="P6">&lt;a id='ref9'&gt;&lt;/a&gt;</text:p>
      <text:p text:style-name="P6">1. [e (mathematical constant)](https://en.wikipedia.org/wiki/E_(mathematical_constant)), Wikipedia.com, retrieved October 8, 2017</text:p>
      <text:p text:style-name="P6">&lt;a id='ref10'&gt;&lt;/a&gt;</text:p>
      <text:p text:style-name="P6">1. Solved Problems, A Source of Free Solved Problems,[Category Archives: Electrical Circuits](http://www.solved-problems.com/circuits/electrical-circuits-problems/716/supernode-dependent-voltage-source/), retrieved October 6, 2017 - as of 13 Nov 2023 this link is no good.</text:p>
      <text:p text:style-name="P6">&lt;a id='ref11'&gt;&lt;/a&gt;</text:p>
      <text:p text:style-name="P6">1. [MATLAB](https://www.mathworks.com/products/matlab.html), retrieved October 6, 2017</text:p>
      <text:p text:style-name="P6">&lt;a id='ref12'&gt;&lt;/a&gt;</text:p>
      <text:p text:style-name="P6">1. [TINA](https://www.tina.com/), retrieved October 6, 2017</text:p>
      <text:p text:style-name="P6">&lt;a id='ref13'&gt;&lt;/a&gt;</text:p>
      <text:p text:style-name="P6">1. [Maple](https://www.maplesoft.com/), retrieved October 6, 2017</text:p>
      <text:p text:style-name="P6"/>
      <text:p text:style-name="P6"/>
      <text:p text:style-name="P7">}+++++++++++++</text:p>
      <text:p text:style-name="P7"/>
      <text:p text:style-name="P7"># Symbolic nodal analysis User’s Guide</text:p>
      <text:p text:style-name="P7">Last update: 14 Nov 2023 <text:s/></text:p>
      <text:p text:style-name="P7"/>
      <text:p text:style-name="P7">**Introduction:** <text:s/>This document describes the netlist of the circuit to be analyzed. <text:s/>A netlist is text file that contains the connectivity information of the circuit. <text:s/>A netlist in the input to the analysis code and the output are a set of equations that can be solved for the unknown voltages and currents. <text:s/>The circuits are described in terms of the components and the connections to the other components. <text:s/>Netlist can be generated with a text editor or exported from a schematic capture program. <text:s/>LTspice can be used to draw the schematic and a netlist can be exported to the python code to generate the network equations.</text:p>
      <text:p text:style-name="P7"/>
      <text:p text:style-name="P7">**Netlist file format:** <text:s/></text:p>
      <text:p text:style-name="P7">A circuit description in spice, which is called a netlist, consists of a statements defining each circuit element and its connection to circuit nodes. <text:s/>A node is a any point on a circuit where two or more circuit elements meet. <text:s/>The nodes are numbered from 1 to N in any order and node 0 is the ground node or circuit common. <text:s/>A ground node is required. <text:s/>Choose a ground or reference node, which usually is taken to be at a potential of zero volt. All other node voltages constitute n unknowns. <text:s/>The nodes should be numbered in consecutive order. <text:s/>Each line in the netlist are either comments, spice directives or circuit elements. <text:s/></text:p>
      <text:p text:style-name="P7"/>
      <text:p text:style-name="P7">Spice directives are commands to spice and the first character on the line is a period. <text:s/>Comment lines start with a * or ;. <text:s/>The default file extension is ‘.net’. <text:s/>The python code does some preprocessing of the netlist to check the basic formatting of the netlist is correct. <text:s/></text:p>
      <text:p text:style-name="P7"/>
      <text:p text:style-name="P7">The preprocessor performs the following steps:</text:p>
      <text:p text:style-name="P7">- remove blank lines and comments</text:p>
      <text:p text:style-name="P7">- convert first letter of element name to uppercase</text:p>
      <text:p text:style-name="P7">- removes extra spaces between entries</text:p>
      <text:p text:style-name="P7">- counts number of entries on each line to make sure the count is correct and counts each element type</text:p>
      <text:p text:style-name="P7"/>
      <text:p text:style-name="P7">The element types that are supported are resistors, capacitors, inductors, independent sources and controlled sources. Each line in the netlist file contains a circuit element.</text:p>
      <text:p text:style-name="P7"/>
      <text:p text:style-name="P7">The format for the element description is <text:s/></text:p>
      <text:p text:style-name="P7">letterXXX n1 n2 value</text:p>
      <text:p text:style-name="P7">Where <text:s/></text:p>
      <text:p text:style-name="P7">letter signifies the element type, i.e. R, L, C, V, I, O, E, F, G, H or K <text:s/></text:p>
      <text:p text:style-name="P7">XXX is a string of letters or numbers that uniquely identify the element.</text:p>
      <text:p text:style-name="P7"/>
      <text:p text:style-name="P7">The element types are described in the following sections. <text:s/></text:p>
      <text:p text:style-name="P7"/>
      <text:p text:style-name="P7">**Resistors, capacitors and inductors:** <text:s/></text:p>
      <text:p text:style-name="P7">The resistors, capacitors and inductors are described by the following line: <text:s/></text:p>
      <text:p text:style-name="P7">R/L/CXXXXXXX N1 N2 value </text:p>
      <text:p text:style-name="P7">Where: <text:s/></text:p>
      <text:p text:style-name="P7">XXX = the name of the component, can be any length <text:s/></text:p>
      <text:p text:style-name="P7">N1 = the first terminal <text:s/></text:p>
      <text:p text:style-name="P7">N2 = the second terminal <text:s/></text:p>
      <text:p text:style-name="P7">Value = component value in ohms, farads or henrys. <text:s/></text:p>
      <text:p text:style-name="P7">For example, a resistor named R1 connected between nodes 1 and 2 with a value of 3000 ohms. <text:s/></text:p>
      <text:p text:style-name="P7">R1 2 4 3000 <text:s/></text:p>
      <text:p text:style-name="P7">Spice supports other parameters, but these are not allowed in this python implementation.</text:p>
      <text:p text:style-name="P7"/>
      <text:p text:style-name="P7">**Coupled inductors:** <text:s/></text:p>
      <text:p text:style-name="P7">Two coupled inductors are described by the following line. <text:s/></text:p>
      <text:p text:style-name="P7">KXX LYY LZZ VALUE <text:s/></text:p>
      <text:p text:style-name="P7">The parameters are: <text:s/></text:p>
      <text:p text:style-name="P7">LYY = the name of the first coupled inductor <text:s/></text:p>
      <text:p text:style-name="P7">LZZ = the name of the second coupled inductor <text:s/></text:p>
      <text:p text:style-name="P7">VALUE = the coefficient of coupling, K, where 0 &lt; K <text:s/></text:p>
      <text:p text:style-name="P7">The orientation of the inductors is determined by the first node, which is considered to be the dotted node. <text:s/>When LTspice generates a net list the phasing dot gets assocated with the negative node. <text:s/>This does not seem to affect the equations generated by the python code. <text:s/>LTspice uses the coupling coefficient, k. <text:s/>The symbolic equations use the mutual inductance, M. <text:s/></text:p>
      <text:p text:style-name="P7">```math</text:p>
      <text:p text:style-name="P7">M = k\sqrt{L_1L_2}</text:p>
      <text:p text:style-name="P7">```</text:p>
      <text:p text:style-name="P7">**Independent sources:** <text:s/></text:p>
      <text:p text:style-name="P7">A voltage source is described by the following line. <text:s/></text:p>
      <text:p text:style-name="P7">VXX N+ N- VALUE <text:s/></text:p>
      <text:p text:style-name="P7">The parameters are: <text:s/></text:p>
      <text:p text:style-name="P7">N+ = the name of the positive terminal <text:s/></text:p>
      <text:p text:style-name="P7">N- = the name of the negative terminal <text:s/></text:p>
      <text:p text:style-name="P7">VALUE = the value of the DC voltage <text:s/></text:p>
      <text:p text:style-name="P7"/>
      <text:p text:style-name="P7">A current source is described by the following line. <text:s/></text:p>
      <text:p text:style-name="P7">IXX N+ N- VALUE <text:s/></text:p>
      <text:p text:style-name="P7">The parameters are: <text:s/></text:p>
      <text:p text:style-name="P7">N+= the name of the positive terminal, current leaves this terminal (pointy end of the arrow) <text:s/></text:p>
      <text:p text:style-name="P7">N- = the name of the negative terminal</text:p>
      <text:p text:style-name="P7">VALUE = the value of the DC current</text:p>
      <text:p text:style-name="P7"/>
      <text:p text:style-name="P7">**Controlled sources:** <text:s/></text:p>
      <text:p text:style-name="P7">The voltage-controlled dependent sources are defined using statements of the form <text:s/></text:p>
      <text:p text:style-name="P7">G/EXX nout+ nout- nc+ nc- gain <text:s/></text:p>
      <text:p text:style-name="P7">where E is a voltage-controlled voltage source, G is a voltage-controlled current source, the</text:p>
      <text:p text:style-name="P7">output voltage is connected between nodes nout+ and nout-, and the control voltage is</text:p>
      <text:p text:style-name="P7">measured at node nc+ with respect to node nc-. <text:s/></text:p>
      <text:p text:style-name="P7">Examples: <text:s/></text:p>
      <text:p text:style-name="P7">E1 5 1 4 3 10 defines a voltage source that makes node 5 a voltage 10*(v4 − v3)</text:p>
      <text:p text:style-name="P7">above the voltage at node 1.</text:p>
      <text:p text:style-name="P7">G1 2 1 5 8 50 defines a current source connected between node 2 (the + node)</text:p>
      <text:p text:style-name="P7">and node 1 and supplying a current 50 *(v5 − v8).</text:p>
      <text:p text:style-name="P7"/>
      <text:p text:style-name="P7">The current-controlled dependent sources are defined by statements of the form <text:s/></text:p>
      <text:p text:style-name="P7">F/HXX nout+ nout- vcontrol gain <text:s text:c="2"/></text:p>
      <text:p text:style-name="P7">where F is a current-controlled current source, H is a current-controlled voltage source, and the output current source is connected between nodes nout+ and nout-, with positive current flowing through the source from node nout+ to nout-. The control current flows from the positive node of the source vcontrol through the source and out the negative node. <text:s/></text:p>
      <text:p text:style-name="P7">Examples: <text:s/></text:p>
      <text:p text:style-name="P7">Fds 11 9 Vsens 1.25 defines a current source connected from node 11 to node 9 that generates a current 1.25 times the current flowing through the source Vsens.</text:p>
      <text:p text:style-name="P7">H1 30 20 V5 100 defines a voltage source connected from node 30 to node 20 and supplying a voltage 100 times the current through the source V5. <text:s/>It is frequently necessary to add a voltage source with value 0 V to the circuit to sense the control current for these sources.</text:p>
      <text:p text:style-name="P7"/>
      <text:p text:style-name="P7">The direction of positive controlling current flow is from the positive node, through the source, to the negative node of VNAM. VALUE is the current gain. </text:p>
      <text:p text:style-name="P7"/>
      <text:p text:style-name="P7">**Op Amps:** <text:s text:c="2"/></text:p>
      <text:p text:style-name="P7">An opamp component is described by the following line. <text:s/></text:p>
      <text:p text:style-name="P7">OXX N+ N- Vout</text:p>
      <text:p text:style-name="P7">The output of the opamp is a voltage source. Two input terminals are at the same potential. <text:s/></text:p>
      <text:p text:style-name="P7"/>
      <text:p text:style-name="P7">The op amp element is assumed to be an ideal op amp and use of this component is valid only when used in circuits with a DC path (a short or a resistor) from the output terminal to the negative input terminal of the op amp. No error checking is provided and if the condition is violated, the results will be likely erroneous. Need to work on implementing a better opamp model. <text:s/></text:p>
      <text:p text:style-name="P7"/>
      <text:p text:style-name="P7">Example procedure: <text:s/></text:p>
      <text:p text:style-name="P7">1. Draw the circuit to be analyzed in LTSpice or some other schematic capture program. Label the nodes. The Symbolic Modified Network Analysis code will provide warnings for netlist formatting errors and non consecutive node numbering, but will still generate nodal equations which may be erroneous. Users should verify the results.</text:p>
      <text:p text:style-name="P7">2. Export the netlist of the circuit and convert component values to units of Ohms, Farads and Henrys. Use scientific notation, for example, replace component values such as 2k with 2e3 and 2u with 2e-6.</text:p>
      <text:p text:style-name="P7">3. Change Op Amp reference designators, for example U1 to O1 (capitol letter O, not zero). </text:p>
      <text:p text:style-name="P7">4. Voltage sources and current sources need to be set to zero in some cases. See test circuits and problem circuits for examples.</text:p>
      <text:p text:style-name="P7">5. Modify the nodal analysis Jupyter notebook code to read the net list. Run all the cells in the notebook.</text:p>
      <text:p text:style-name="P7">6. Copy the symbol list, the A, X and Z matrices, and the element values in dictionary format to a new notebook. See end of the nodal analysis Jupyter notebook where these items are displayed.</text:p>
      <text:p text:style-name="P7">7. Follow the test and problem circuits for examples on how to do additional circuit analysis.</text:p>
      <text:p text:style-name="P6"/>
      <text:p text:style-name="P6">}-------------</text:p>
      <text:p text:style-name="Standard"/>
      <text:p text:style-name="Standard"/>
      <text:p text:style-name="Standard">- Symbolic MNA</text:p>
      <text:p text:style-name="Standard"/>
      <text:p text:style-name="Standard">[Network analysis (electrical circuits)](https://en.wikipedia.org/wiki/Network_analysis_(electrical_circuits))</text:p>
      <text:p text:style-name="Standard"/>
      <text:p text:style-name="Standard">In electrical engineering and electronics, a network is a collection of interconnected components. Network analysis is the process of finding the voltages across, and the currents through, all network components. There are many techniques for calculating these values; however, for the most part, the techniques assume linear components. Except where stated, the methods described in this article are applicable only to linear network analysis.</text:p>
      <text:p text:style-name="Standard"/>
      <text:p text:style-name="Standard">[Kirchhoff's circuit laws](https://en.wikipedia.org/wiki/Kirchhoff%27s_circuit_laws)</text:p>
      <text:p text:style-name="Standard">Kirchhoff's circuit laws are two equalities that deal with the current and potential difference (commonly known as voltage) in the lumped element model of electrical circuits. They were first described in 1845 by German physicist Gustav Kirchhoff.[1] This generalized the work of Georg Ohm and preceded the work of James Clerk Maxwell. Widely used in electrical engineering, they are also called Kirchhoff's rules or simply Kirchhoff's laws. These laws can be applied in time and frequency domains and form the basis for network analysis. </text:p>
      <text:p text:style-name="Standard"/>
      <text:p text:style-name="Standard">[Mesh analysis](https://en.wikipedia.org/wiki/Mesh_analysis)</text:p>
      <text:p text:style-name="Standard">Mesh analysis (or the mesh current method) is a circuit analysis method for planar circuits. Planar circuits are circuits that can be drawn on a plane surface with no wires crossing each other. A more general technique, called loop analysis (with the corresponding network variables called loop currents) can be applied to any circuit, planar or not[citation needed]. Mesh analysis and loop analysis both make systematic use of Kirchhoff’s voltage law to arrive at a set of equations guaranteed to be solvable if the circuit has a solution.[1] Mesh analysis is usually easier to use when the circuit is planar, compared to loop analysis.[2] </text:p>
      <text:p text:style-name="Standard"/>
      <text:p text:style-name="Standard">[Circuit topology (electrical)](https://en.wikipedia.org/wiki/Circuit_topology_(electrical))</text:p>
      <text:p text:style-name="Standard">The circuit topology of an electronic circuit is the form taken by the network of interconnections of the circuit components. Different specific values or ratings of the components are regarded as being the same topology. Topology is not concerned with the physical layout of components in a circuit, nor with their positions on a circuit diagram; similarly to the mathematical concept of topology, it is only concerned with what connections exist between the components. There may be numerous physical layouts and circuit diagrams that all amount to the same topology. </text:p>
      <text:p text:style-name="Standard"/>
      <text:p text:style-name="Standard">[Modified nodal analysis](https://en.wikipedia.org/wiki/Modified_nodal_analysis)</text:p>
      <text:p text:style-name="Standard"/>
      <text:p text:style-name="Standard">In electrical engineering, modified nodal analysis[1] or MNA is an extension of nodal analysis which not only determines the circuit's node voltages (as in classical nodal analysis), but also some branch currents. Modified nodal analysis was developed as a formalism to mitigate the difficulty of representing voltage-defined components in nodal analysis (e.g. voltage-controlled voltage sources). It is one such formalism. Others, such as sparse tableau formulation,[2] are equally general and related via matrix transformations. </text:p>
      <text:p text:style-name="Standard"/>
      <text:p text:style-name="Standard"/>
      <text:p text:style-name="Standard">[The Modified Nodal Approach to Network Analysis](https://ieeexplore.ieee.org/document/1084079)</text:p>
      <text:p text:style-name="Standard"/>
      <text:p text:style-name="Standard">Chung-Wen Ho, A. Ruehli and P. Brennan, "The modified nodal approach to network analysis," in IEEE Transactions on Circuits and Systems, vol. 22, no. 6, pp. 504-509, June 1975, doi: 10.1109/TCS.1975.1084079.</text:p>
      <text:p text:style-name="Standard"/>
      <text:p text:style-name="Standard">Abstract: The nodal method has been widely used for formulating circuit equations in computer-aided network analysis and design programs. However, several limitations exist in this method including the inability to process voltage sources and current-dependent circuit elements in a simple and efficient manner. A modified nodal analysis (MNA) method is proposed here which retains the simplicity and other advantages of nodal analysis while removing its limitations. A simple and effective pivoting scheme is also given. Numerical examples are used to compare the MNA method with the tableau method. Favorable results are observed for the MNA method in terms of the dimension, number of nonzeros, and fill-ins for comparable circuit matrices.</text:p>
      <text:p text:style-name="Standard"/>
      <text:p text:style-name="Standard"/>
      <text:p text:style-name="Standard"/>
      <text:p text:style-name="Standard">References</text:p>
      <text:p text:style-name="Standard"/>
      <text:p text:style-name="Standard">Ho, Ruehli, and Brennan (April 1974). "The Modified Nodal Approach to Network Analysis". Proc. 1974 Int. Symposium on Circuits and Systems, San Francisco. pp. 505–509. doi:10.1109/TCS.1975.1084079.</text:p>
      <text:p text:style-name="Standard"/>
      <text:p text:style-name="Standard">Hachtel, G., Brayton, R, and Gustavson, F. (January 1971). "The Sparse Tableau Approach to Network Analysis and Design". IEEE Transactions on Circuit Theory. 18 (1): 101–113. doi:10.1109/TCT.1971.1083223.</text:p>
      <text:p text:style-name="Standard"/>
      <text:p text:style-name="Standard">Cheng, Chung-Kuan. Lecture Notes for CSE245: Computer-Aided Circuit Simulation and Verification. Spring 2006. Lecture 1.</text:p>
      <text:p text:style-name="Standard"/>
      <text:p text:style-name="Standard">[Modified Nodal Analysis Behind SLiCAP](https://spinningnumbers.org/assets/modified-nodal-analysis.pdf)</text:p>
      <text:p text:style-name="Standard"/>
      <text:p text:style-name="Standard">[On the modified nodal approach to network analysis](https://ieeexplore.ieee.org/document/1457436)</text:p>
      <text:p text:style-name="Standard"/>
      <text:p text:style-name="Standard">Kirchhoff’s Current Law (KCL) is also known as Kirchhoff’s first law,</text:p>
      <text:p text:style-name="Standard"/>
      <text:p text:style-name="Standard"/>
      <text:p text:style-name="Standard">How to Use Mesh Current Analysis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1T11:52:09.022712572</meta:creation-date>
    <dc:date>2024-01-02T07:30:46.545899914</dc:date>
    <meta:editing-duration>PT6H34M47S</meta:editing-duration>
    <meta:editing-cycles>13</meta:editing-cycles>
    <meta:generator>LibreOffice/7.3.7.2$Linux_X86_64 LibreOffice_project/30$Build-2</meta:generator>
    <meta:document-statistic meta:table-count="0" meta:image-count="0" meta:object-count="0" meta:page-count="1" meta:paragraph-count="384" meta:word-count="6650" meta:character-count="43450" meta:non-whitespace-character-count="36697"/>
  </office:meta>
</office:document-meta>
</file>